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style:font-name="Palatino Linotype" fo:font-size="12pt" style:text-underline-style="none" style:font-size-asian="12pt" style:font-size-complex="12pt"/>
    </style:style>
    <style:style style:name="T1" style:family="text">
      <style:text-properties fo:font-variant="normal" fo:text-transform="none" fo:color="#000000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2</text:p>
      <text:p text:style-name="P3"><text:line-break/> Date: 2013-24-03 <text:line-break/><text:line-break/> Facilitator: <text:s/>Andreas<text:line-break/><text:line-break/> Participants: Johan Gerdin, Andreas Wahlström, Erik Arnebäck<text:line-break/><text:line-break/>1. Objectives: </text:p>
      <text:p text:style-name="P3"><text:tab/>AndEngine</text:p>
      <text:p text:style-name="P3"><text:line-break/>2. Reports:</text:p>
      <text:p text:style-name="P4"><text:span text:style-name="T1"><text:tab/></text:span></text:p>
      <text:p text:style-name="P4"><text:span text:style-name="T1"><text:tab/>AndEngine almost upp and running for most of the current participants.</text:span></text:p>
      <text:p text:style-name="P4"><text:span text:style-name="T1"><text:tab/>Domain ”finished”.</text:span></text:p>
      <text:p text:style-name="P4"><text:span text:style-name="T1"><text:tab/>A fewUser case started.</text:span></text:p>
      <text:p text:style-name="P4"><text:span text:style-name="T1"><text:tab/>Model skiss startat.<text:line-break/><text:line-break/>3. Discussion items: </text:span></text:p>
      <text:p text:style-name="P4"><text:span text:style-name="T1"><text:tab/></text:span></text:p>
      <text:p text:style-name="P4"><text:span text:style-name="T1"><text:tab/>Decided that the first user case needs to be movement, becouse you can't do <text:tab/>anything without moving.</text:span></text:p>
      <text:p text:style-name="P4"><text:span text:style-name="T1"><text:tab/></text:span></text:p>
      <text:p text:style-name="P4"><text:span text:style-name="T1"><text:tab/>Generall discussion about domain and model </text:span></text:p>
      <text:p text:style-name="P3"><text:line-break/>4. Outcomes and assignments: </text:p>
      <text:p text:style-name="P3"><text:line-break/><text:tab/>Work on the first user cases and work more on the model.</text:p>
      <text:p text:style-name="P3"><text:tab/>Get AndEngine up and running.</text:p>
      <text:p text:style-name="P3"><text:tab/>Take a look at the RAD and see if we can start writing.</text:p>
      <text:p text:style-name="P3"><text:tab/><text:line-break/>5. Wrap up <text:line-break/><text:tab/><text:line-break/><text:tab/>Wednesday 27/3-13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3-24T17:42:56.83</dc:date>
    <meta:editing-duration>PT44M33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1" meta:paragraph-count="19" meta:word-count="104" meta:character-count="673"/>
  </office:meta>
</office:document-meta>
</file>